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co6" style:family="table-column">
      <style:table-column-properties fo:break-before="auto" style:column-width="1.0417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26" style:family="table-column">
      <style:table-column-properties fo:break-before="auto" style:column-width="0.8925in"/>
    </style:style>
    <style:style style:name="co28" style:family="table-column">
      <style:table-column-properties fo:break-before="auto" style:column-width="0.8957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15" style:family="table-column">
      <style:table-column-properties fo:break-before="auto" style:column-width="0.8335in"/>
    </style:style>
    <style:style style:name="co33" style:family="table-column">
      <style:table-column-properties fo:break-before="auto" style:column-width="0.7083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9" style:family="table-column">
      <style:table-column-properties fo:break-before="auto" style:column-width="0.5728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27" style:family="table-column">
      <style:table-column-properties fo:break-before="auto" style:column-width="2.3752in"/>
    </style:style>
    <style:style style:name="co11" style:family="table-column">
      <style:table-column-properties fo:break-before="auto" style:column-width="0.6252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7" style:family="table-column">
      <style:table-column-properties fo:break-before="auto" style:column-width="0.698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46" style:family="table-column">
      <style:table-column-properties fo:break-before="auto" style:column-width="1.8335in"/>
    </style:style>
    <style:style style:name="co147" style:family="table-column">
      <style:table-column-properties fo:break-before="auto" style:column-width="1.8437in"/>
    </style:style>
    <style:style style:name="co148" style:family="table-column">
      <style:table-column-properties fo:break-before="auto" style:column-width="3.6354in"/>
    </style:style>
    <style:style style:name="co149" style:family="table-column">
      <style:table-column-properties fo:break-before="auto" style:column-width="1.1398in"/>
    </style:style>
    <style:style style:name="co169" style:family="table-column">
      <style:table-column-properties fo:break-before="auto" style:column-width="0.948in"/>
    </style:style>
    <style:style style:name="co170" style:family="table-column">
      <style:table-column-properties fo:break-before="auto" style:column-width="0.8264in"/>
    </style:style>
    <style:style style:name="co171" style:family="table-column">
      <style:table-column-properties fo:break-before="auto" style:column-width="1.072in"/>
    </style:style>
    <style:style style:name="co172" style:family="table-column">
      <style:table-column-properties fo:break-before="auto" style:column-width="0.6925in"/>
    </style:style>
    <style:style style:name="co173" style:family="table-column">
      <style:table-column-properties fo:break-before="auto" style:column-width="0.748in"/>
    </style:style>
    <style:style style:name="co174" style:family="table-column">
      <style:table-column-properties fo:break-before="auto" style:column-width="1.9028in"/>
    </style:style>
    <style:style style:name="co175" style:family="table-column">
      <style:table-column-properties fo:break-before="auto" style:column-width="1.7472in"/>
    </style:style>
    <style:style style:name="co176" style:family="table-column">
      <style:table-column-properties fo:break-before="auto" style:column-width="1.552in"/>
    </style:style>
    <style:style style:name="co180" style:family="table-column">
      <style:table-column-properties fo:break-before="auto" style:column-width="2.1665in"/>
    </style:style>
    <style:style style:name="co181" style:family="table-column">
      <style:table-column-properties fo:break-before="auto" style:column-width="3.6252in"/>
    </style:style>
    <style:style style:name="co182" style:family="table-column">
      <style:table-column-properties fo:break-before="auto" style:column-width="1.5189in"/>
    </style:style>
    <style:style style:name="co187" style:family="table-column">
      <style:table-column-properties fo:break-before="auto" style:column-width="1.1252in"/>
    </style:style>
    <style:style style:name="co188" style:family="table-column">
      <style:table-column-properties fo:break-before="auto" style:column-width="1.4181in"/>
    </style:style>
    <style:style style:name="ro62" style:family="table-row">
      <style:table-row-properties style:row-height="0.1953in" fo:break-before="auto" style:use-optimal-row-height="true"/>
    </style:style>
    <style:style style:name="ro244" style:family="table-row">
      <style:table-row-properties style:row-height="0.2118in" fo:break-before="auto" style:use-optimal-row-height="true"/>
    </style:style>
    <style:style style:name="ro220" style:family="table-row">
      <style:table-row-properties style:row-height="0.8028in" fo:break-before="auto" style:use-optimal-row-height="false"/>
    </style:style>
    <style:style style:name="ro216" style:family="table-row">
      <style:table-row-properties style:row-height="1.1398in" fo:break-before="auto" style:use-optimal-row-height="true"/>
    </style:style>
    <style:style style:name="ro132"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18" style:family="table-row">
      <style:table-row-properties style:row-height="1.25in" fo:break-before="auto" style:use-optimal-row-height="false"/>
    </style:style>
    <style:style style:name="ro135"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3" style:family="table-row">
      <style:table-row-properties style:row-height="0.9535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53" style:family="table-row">
      <style:table-row-properties style:row-height="1.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17" style:family="table-row">
      <style:table-row-properties style:row-height="0.7665in" fo:break-before="auto" style:use-optimal-row-height="tru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11" style:family="table-row">
      <style:table-row-properties style:row-height="1.5134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13" style:family="table-row">
      <style:table-row-properties style:row-height="1.7752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247" style:family="table-row">
      <style:table-row-properties style:row-height="1.6417in" fo:break-before="auto" style:use-optimal-row-height="false"/>
    </style:style>
    <style:style style:name="ro235" style:family="table-row">
      <style:table-row-properties style:row-height="0.5799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6" style:family="table-row">
      <style:table-row-properties style:row-height="0.9535in" fo:break-before="auto" style:use-optimal-row-height="true"/>
    </style:style>
    <style:style style:name="ro127" style:family="table-row">
      <style:table-row-properties style:row-height="1.0917in" fo:break-before="auto" style:use-optimal-row-height="false"/>
    </style:style>
    <style:style style:name="ro128" style:family="table-row">
      <style:table-row-properties style:row-height="0.9535in" fo:break-before="auto" style:use-optimal-row-height="tru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8" style:family="table-row">
      <style:table-row-properties style:row-height="1.4417in" fo:break-before="auto" style:use-optimal-row-height="false"/>
    </style:style>
    <style:style style:name="ro271" style:family="table-row">
      <style:table-row-properties style:row-height="1.6083in" fo:break-before="auto" style:use-optimal-row-height="false"/>
    </style:style>
    <style:style style:name="ro37" style:family="table-row">
      <style:table-row-properties style:row-height="1.9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39" style:family="table-row">
      <style:table-row-properties style:row-height="0.7665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23" style:family="table-row">
      <style:table-row-properties style:row-height="0.8472in" fo:break-before="auto" style:use-optimal-row-height="false"/>
    </style:style>
    <style:style style:name="ro124" style:family="table-row">
      <style:table-row-properties style:row-height="1.3827in" fo:break-before="auto" style:use-optimal-row-height="false"/>
    </style:style>
    <style:style style:name="ro125" style:family="table-row">
      <style:table-row-properties style:row-height="1.5055in" fo:break-before="auto" style:use-optimal-row-height="false"/>
    </style:style>
    <style:style style:name="ro143" style:family="table-row">
      <style:table-row-properties style:row-height="1.3744in" fo:break-before="auto" style:use-optimal-row-height="false"/>
    </style:style>
    <style:style style:name="ro144" style:family="table-row">
      <style:table-row-properties style:row-height="1.5917in" fo:break-before="auto" style:use-optimal-row-height="false"/>
    </style:style>
    <style:style style:name="ro146" style:family="table-row">
      <style:table-row-properties style:row-height="0.9957in" fo:break-before="auto" style:use-optimal-row-height="false"/>
    </style:style>
    <style:style style:name="ro147" style:family="table-row">
      <style:table-row-properties style:row-height="1.1602in" fo:break-before="auto" style:use-optimal-row-height="false"/>
    </style:style>
    <style:style style:name="ro148" style:family="table-row">
      <style:table-row-properties style:row-height="2.0165in" fo:break-before="auto" style:use-optimal-row-height="false"/>
    </style:style>
    <style:style style:name="ro150" style:family="table-row">
      <style:table-row-properties style:row-height="0.85in" fo:break-before="auto" style:use-optimal-row-height="false"/>
    </style:style>
    <style:style style:name="ro151" style:family="table-row">
      <style:table-row-properties style:row-height="0.9665in" fo:break-before="auto" style:use-optimal-row-height="false"/>
    </style:style>
    <style:style style:name="ro152" style:family="table-row">
      <style:table-row-properties style:row-height="0.9083in" fo:break-before="auto" style:use-optimal-row-height="false"/>
    </style:style>
    <style:style style:name="ro153" style:family="table-row">
      <style:table-row-properties style:row-height="0.7917in" fo:break-before="auto" style:use-optimal-row-height="false"/>
    </style:style>
    <style:style style:name="ro154" style:family="table-row">
      <style:table-row-properties style:row-height="0.8165in" fo:break-before="auto" style:use-optimal-row-height="false"/>
    </style:style>
    <style:style style:name="ro155" style:family="table-row">
      <style:table-row-properties style:row-height="1.2in" fo:break-before="auto" style:use-optimal-row-height="false"/>
    </style:style>
    <style:style style:name="ro156" style:family="table-row">
      <style:table-row-properties style:row-height="1.05in" fo:break-before="auto" style:use-optimal-row-height="false"/>
    </style:style>
    <style:style style:name="ro157" style:family="table-row">
      <style:table-row-properties style:row-height="1.2252in" fo:break-before="auto" style:use-optimal-row-height="false"/>
    </style:style>
    <style:style style:name="ro158" style:family="table-row">
      <style:table-row-properties style:row-height="0.6543in" fo:break-before="auto" style:use-optimal-row-height="false"/>
    </style:style>
    <style:style style:name="ro162" style:family="table-row">
      <style:table-row-properties style:row-height="1.5543in" fo:break-before="auto" style:use-optimal-row-height="false"/>
    </style:style>
    <style:style style:name="ro163" style:family="table-row">
      <style:table-row-properties style:row-height="1.4811in" fo:break-before="auto" style:use-optimal-row-height="false"/>
    </style:style>
    <style:style style:name="ro164" style:family="table-row">
      <style:table-row-properties style:row-height="1.502in" fo:break-before="auto" style:use-optimal-row-height="false"/>
    </style:style>
    <style:style style:name="ro165" style:family="table-row">
      <style:table-row-properties style:row-height="1.4189in" fo:break-before="auto" style:use-optimal-row-height="false"/>
    </style:style>
    <style:style style:name="ro176" style:family="table-row">
      <style:table-row-properties style:row-height="1.4291in" fo:break-before="auto" style:use-optimal-row-height="false"/>
    </style:style>
    <style:style style:name="ro177" style:family="table-row">
      <style:table-row-properties style:row-height="1.1in" fo:break-before="auto" style:use-optimal-row-height="false"/>
    </style:style>
    <style:style style:name="ro178" style:family="table-row">
      <style:table-row-properties style:row-height="1.4083in" fo:break-before="auto" style:use-optimal-row-height="false"/>
    </style:style>
    <style:style style:name="ro179" style:family="table-row">
      <style:table-row-properties style:row-height="2.1in" fo:break-before="auto" style:use-optimal-row-height="false"/>
    </style:style>
    <style:style style:name="ro180" style:family="table-row">
      <style:table-row-properties style:row-height="2.1835in" fo:break-before="auto" style:use-optimal-row-height="false"/>
    </style:style>
    <style:style style:name="ro186" style:family="table-row">
      <style:table-row-properties style:row-height="2.0752in" fo:break-before="auto" style:use-optimal-row-height="false"/>
    </style:style>
    <style:style style:name="ro187" style:family="table-row">
      <style:table-row-properties style:row-height="0.8063in" fo:break-before="auto" style:use-optimal-row-height="false"/>
    </style:style>
    <style:style style:name="ro188" style:family="table-row">
      <style:table-row-properties style:row-height="1.5665in" fo:break-before="auto" style:use-optimal-row-height="false"/>
    </style:style>
    <style:style style:name="ro189" style:family="table-row">
      <style:table-row-properties style:row-height="1.0457in" fo:break-before="auto" style:use-optimal-row-height="false"/>
    </style:style>
    <style:style style:name="ro190" style:family="table-row">
      <style:table-row-properties style:row-height="1.098in" fo:break-before="auto" style:use-optimal-row-height="false"/>
    </style:style>
    <style:style style:name="ro192" style:family="table-row">
      <style:table-row-properties style:row-height="1.5126in" fo:break-before="auto" style:use-optimal-row-height="false"/>
    </style:style>
    <style:style style:name="ro199" style:family="table-row">
      <style:table-row-properties style:row-height="2in" fo:break-before="auto" style:use-optimal-row-height="false"/>
    </style:style>
    <style:style style:name="ro200" style:family="table-row">
      <style:table-row-properties style:row-height="1.6665in" fo:break-before="auto" style:use-optimal-row-height="false"/>
    </style:style>
    <style:style style:name="ro201" style:family="table-row">
      <style:table-row-properties style:row-height="1.35in" fo:break-before="auto" style:use-optimal-row-height="false"/>
    </style:style>
    <style:style style:name="ro202" style:family="table-row">
      <style:table-row-properties style:row-height="1.5752in" fo:break-before="auto" style:use-optimal-row-height="false"/>
    </style:style>
    <style:style style:name="ro203" style:family="table-row">
      <style:table-row-properties style:row-height="1.55in" fo:break-before="auto" style:use-optimal-row-height="false"/>
    </style:style>
    <style:style style:name="ro209" style:family="table-row">
      <style:table-row-properties style:row-height="1.2583in" fo:break-before="auto" style:use-optimal-row-height="false"/>
    </style:style>
    <style:style style:name="ro210" style:family="table-row">
      <style:table-row-properties style:row-height="1.3252in" fo:break-before="auto" style:use-optimal-row-height="false"/>
    </style:style>
    <style:style style:name="ro211" style:family="table-row">
      <style:table-row-properties style:row-height="1.2752in" fo:break-before="auto" style:use-optimal-row-height="false"/>
    </style:style>
    <style:style style:name="ro212" style:family="table-row">
      <style:table-row-properties style:row-height="1.9083in" fo:break-before="auto" style:use-optimal-row-height="false"/>
    </style:style>
    <style:style style:name="ro213" style:family="table-row">
      <style:table-row-properties style:row-height="1.3665in" fo:break-before="auto" style:use-optimal-row-height="false"/>
    </style:style>
    <style:style style:name="ro214" style:family="table-row">
      <style:table-row-properties style:row-height="1.4709in" fo:break-before="auto" style:use-optimal-row-height="false"/>
    </style:style>
    <style:style style:name="ro215" style:family="table-row">
      <style:table-row-properties style:row-height="1.4752in" fo:break-before="auto" style:use-optimal-row-height="false"/>
    </style:style>
    <style:style style:name="ro217" style:family="table-row">
      <style:table-row-properties style:row-height="1.2543in" fo:break-before="auto" style:use-optimal-row-height="false"/>
    </style:style>
    <style:style style:name="ro218" style:family="table-row">
      <style:table-row-properties style:row-height="2.1252in" fo:break-before="auto" style:use-optimal-row-height="false"/>
    </style:style>
    <style:style style:name="ro219" style:family="table-row">
      <style:table-row-properties style:row-height="2.248in" fo:break-before="auto" style:use-optimal-row-height="false"/>
    </style:style>
    <style:style style:name="ro226" style:family="table-row">
      <style:table-row-properties style:row-height="1.808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Default" style:data-style-name="N0">
      <style:text-properties fo:font-size="12pt" style:font-size-asian="12pt" style:font-size-complex="12pt"/>
    </style:style>
    <style:style style:name="ce16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78" style:family="table-cell" style:parent-style-name="Default" style:data-style-name="N0">
      <style:text-properties style:font-name="Calibri2" style:font-name-asian="Calibri2" style:font-name-complex="Calibri2"/>
    </style:style>
    <style:style style:name="ce18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190" style:family="table-cell" style:parent-style-name="Default" style:data-style-name="N0">
      <style:table-cell-properties fo:background-color="#00ffff"/>
    </style:style>
    <style:style style:name="ce20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1"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24" style:family="table-cell" style:parent-style-name="Default" style:data-style-name="N0"/>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Default" style:data-style-name="N0">
      <style:table-cell-properties fo:background-color="#ffffff"/>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Excel_20_Built-in_20_Normal">
      <style:table-cell-properties style:text-align-source="fix" style:repeat-content="false"/>
      <style:paragraph-properties fo:text-align="justify" fo:margin-left="0in"/>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45" style:family="table-cell" style:parent-style-name="Default" style:data-style-name="N0">
      <style:table-cell-properties style:text-align-source="fix" style:repeat-content="false" fo:background-color="transparent" style:vertical-align="automatic"/>
      <style:paragraph-properties fo:text-align="justify"/>
    </style:style>
    <style:style style:name="ce18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1"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0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21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13" style:family="table-cell" style:parent-style-name="Default" style:data-style-name="N0">
      <style:table-cell-properties style:text-align-source="fix" style:repeat-content="false" style:vertical-align="automatic"/>
      <style:paragraph-properties fo:text-align="start" fo:margin-left="0in"/>
    </style:style>
    <style:style style:name="ce21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215" style:family="table-cell" style:parent-style-name="Default" style:data-style-name="N0">
      <style:table-cell-properties fo:background-color="#cccccc" style:text-align-source="fix" style:repeat-content="false" style:vertical-align="automatic"/>
      <style:paragraph-properties fo:text-align="justify"/>
    </style:style>
    <style:style style:name="ce21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1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21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19" style:family="table-cell" style:parent-style-name="Default" style:data-style-name="N0">
      <style:table-cell-properties style:text-align-source="fix" style:repeat-content="false"/>
      <style:paragraph-properties fo:text-align="justify" fo:margin-left="0in"/>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64" office:value-type="string">
            <text:p>Mind-Alliance Channels Functional Test</text:p>
          </table:table-cell>
          <table:table-cell table:number-columns-repeated="2"/>
          <table:table-cell office:value-type="string">
            <text:p>Date</text:p>
          </table:table-cell>
          <table:table-cell table:style-name="ce1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48"/>
          <table:table-cell table:style-name="ce148"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63"/>
          <table:table-cell table:style-name="ce163" office:value-type="string">
            <text:p>Channels Login</text:p>
          </table:table-cell>
          <table:table-cell table:style-name="ce163"/>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48" table:number-columns-repeated="2"/>
          <table:table-cell table:style-name="ce148"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85"/>
          <table:table-cell table:number-columns-repeated="1011"/>
        </table:table-row>
        <table:table-row table:style-name="ro244">
          <table:table-cell/>
          <table:table-cell table:style-name="ce148" table:number-columns-repeated="2"/>
          <table:table-cell table:style-name="ce148" office:value-type="string">
            <text:p>L4</text:p>
          </table:table-cell>
          <table:table-cell table:style-name="ce170" table:formula="of:=COUNTIF([Channels_Login.B2:.B150];&quot;L4&quot;)"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244">
          <table:table-cell/>
          <table:table-cell table:style-name="ce163"/>
          <table:table-cell table:style-name="ce163" office:value-type="string">
            <text:p>Home Page</text:p>
          </table:table-cell>
          <table:table-cell table:style-name="ce163"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88"/>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Blocked</text:p>
          </table:table-cell>
          <table:table-cell table:style-name="ce190"/>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84" office:value-type="string">
            <text:p>Category</text:p>
          </table:table-cell>
          <table:table-cell table:style-name="ce184"/>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205" office:value-type="string">
            <text:p>Automatable</text:p>
          </table:table-cell>
          <table:table-cell table:style-name="ce205" office:value-type="string">
            <text:p>Automated</text:p>
          </table:table-cell>
          <table:table-cell table:style-name="ce210" office:value-type="string">
            <text:p>Result</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Home_Page.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70" table:formula="of:=SUM([.E6:.E1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13">
            <text:p>13</text:p>
          </table:table-cell>
          <table:table-cell table:style-name="ce208" table:formula="of:=COUNTIF([Channels_Login.J2:.J30];&quot;YES&quot;)" office:value-type="float" office:value="9">
            <text:p>9</text:p>
          </table:table-cell>
          <table:table-cell table:style-name="ce211" office:value-type="float" office:value="9">
            <text:p>9</text:p>
          </table:table-cell>
          <table:table-cell table:number-columns-repeated="1003"/>
        </table:table-row>
        <table:table-row table:style-name="ro244">
          <table:table-cell/>
          <table:table-cell table:style-name="ce163"/>
          <table:table-cell table:style-name="ce163" office:value-type="string">
            <text:p>Channels Admin</text:p>
          </table:table-cell>
          <table:table-cell table:style-name="ce163" table:number-columns-repeated="2"/>
          <table:table-cell table:style-name="ce174" table:number-columns-repeated="4"/>
          <table:table-cell table:number-columns-repeated="2"/>
          <table:table-cell table:style-name="ce148" office:value-type="string">
            <text:p>Home Page</text:p>
          </table:table-cell>
          <table:table-cell table:style-name="ce148"/>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33">
            <text:p>33</text:p>
          </table:table-cell>
          <table:table-cell table:style-name="ce206" table:formula="of:=COUNTIF([Home_Page.J2:.J71];&quot;YES&quot;)" office:value-type="float" office:value="20">
            <text:p>20</text:p>
          </table:table-cell>
          <table:table-cell table:style-name="ce211" office:value-type="float" office:value="20">
            <text:p>2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20">
            <text:p>20</text:p>
          </table:table-cell>
          <table:table-cell table:style-name="ce206" table:formula="of:=COUNTIF([Channels_Admin.J2:.J64];&quot;YES&quot;)" office:value-type="float" office:value="23">
            <text:p>23</text:p>
          </table:table-cell>
          <table:table-cell table:style-name="ce211" office:value-type="float" office:value="23">
            <text:p>2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7">
            <text:p>7</text:p>
          </table:table-cell>
          <table:table-cell table:style-name="ce206" table:formula="of:=COUNTIF([Display_Control.J2:.J35];&quot;YES&quot;)" office:value-type="float" office:value="7">
            <text:p>7</text:p>
          </table:table-cell>
          <table:table-cell table:style-name="ce211"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70" table:formula="of:=SUM([.E30:.E34])" office:value-type="float" office:value="27">
            <text:p>27</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7">
            <text:p>27</text:p>
          </table:table-cell>
          <table:table-cell table:style-name="ce206"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4">
            <text:p>24</text:p>
          </table:table-cell>
          <table:table-cell table:style-name="ce206" table:formula="of:=COUNTIF([Collaboration_Panel.J2:.J35];&quot;YES&quot;)" office:value-type="float" office:value="12">
            <text:p>12</text:p>
          </table:table-cell>
          <table:table-cell table:style-name="ce211" office:value-type="float" office:value="12">
            <text:p>12</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Channels_Admi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70" table:formula="of:=SUM([.E42:.E46])" office:value-type="float" office:value="29">
            <text:p>29</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1">
            <text:p>21</text:p>
          </table:table-cell>
          <table:table-cell table:style-name="ce206" table:formula="of:=COUNTIF([Plan_and_Segment_Bar.J2:.J50];&quot;YES&quot;)" office:value-type="float" office:value="19">
            <text:p>19</text:p>
          </table:table-cell>
          <table:table-cell table:style-name="ce211" office:value-type="float" office:value="19">
            <text:p>19</text:p>
          </table:table-cell>
          <table:table-cell table:number-columns-repeated="1003"/>
        </table:table-row>
        <table:table-row table:style-name="ro244">
          <table:table-cell/>
          <table:table-cell table:style-name="ce163"/>
          <table:table-cell table:style-name="ce163" office:value-type="string">
            <text:p>Display Control</text:p>
          </table:table-cell>
          <table:table-cell table:style-name="ce163" table:number-columns-repeated="2"/>
          <table:table-cell table:style-name="ce174" table:number-columns-repeated="4"/>
          <table:table-cell table:number-columns-repeated="2"/>
          <table:table-cell table:style-name="ce148" office:value-type="string">
            <text:p>Task and Flow Panel</text:p>
          </table:table-cell>
          <table:table-cell/>
          <table:table-cell table:style-name="ce170" table:formula="of:=SUM([.E48:.E52])" office:value-type="float" office:value="93">
            <text:p>93</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92">
            <text:p>92</text:p>
          </table:table-cell>
          <table:table-cell table:style-name="ce206" table:formula="of:=COUNTIF([Task_and_Flow_Panel.J2:.J113];&quot;YES&quot;)" office:value-type="float" office:value="54">
            <text:p>54</text:p>
          </table:table-cell>
          <table:table-cell office:value-type="float" office:value="50">
            <text:p>5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70" table:formula="of:=SUM([.E54:.E58])" office:value-type="float" office:value="183">
            <text:p>183</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48">
            <text:p>148</text:p>
          </table:table-cell>
          <table:table-cell table:style-name="ce208" table:formula="of:=COUNTIF([Entities.J2:.J229];&quot;YES&quot;)" office:value-type="float" office:value="121">
            <text:p>121</text:p>
          </table:table-cell>
          <table:table-cell office:value-type="float" office:value="90">
            <text:p>90</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70" table:formula="of:=SUM([.E60:.E64])" office:value-type="float" office:value="11">
            <text:p>11</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2">
            <text:p>12</text:p>
          </table:table-cell>
          <table:table-cell table:style-name="ce206" table:formula="of:=COUNTIF([Information_Sharing_Guidelines_fo_all_Participants.J2:.J47];&quot;YES&quot;)"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Display_Contro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13">
            <text:p>13</text:p>
          </table:table-cell>
          <table:table-cell table:style-name="ce206"/>
          <table:table-cell table:number-columns-repeated="1004"/>
        </table:table-row>
        <table:table-row table:style-name="ro244">
          <table:table-cell/>
          <table:table-cell table:style-name="ce163"/>
          <table:table-cell table:style-name="ce163" office:value-type="string">
            <text:p>Channels Command Execution</text:p>
          </table:table-cell>
          <table:table-cell table:style-name="ce163" table:number-columns-repeated="2"/>
          <table:table-cell table:style-name="ce174" table:number-columns-repeated="4"/>
          <table:table-cell table:number-columns-repeated="2"/>
          <table:table-cell table:style-name="ce148" office:value-type="string">
            <text:p>My Information Sharing Guidelines ( User )</text:p>
          </table:table-cell>
          <table:table-cell/>
          <table:table-cell table:style-name="ce170" table:formula="of:=SUM([.E84:.E88])" office:value-type="float" office:value="4">
            <text:p>4</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Command_Execution.B2:.B150];&quot;L0&quot;)" office:value-type="float" office:value="27">
            <text:p>27</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Command_Execution.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3"/>
          <table:table-cell table:style-name="ce201" office:value-type="string">
            <text:p>Total</text:p>
          </table:table-cell>
          <table:table-cell table:style-name="ce202" table:formula="of:=SUM([.N16:.N30])" office:value-type="float" office:value="541">
            <text:p>541</text:p>
          </table:table-cell>
          <table:table-cell table:style-name="ce202" table:formula="of:=SUM([.O16:.O30])" office:value-type="float" office:value="459">
            <text:p>459</text:p>
          </table:table-cell>
          <table:table-cell table:style-name="ce202" table:formula="of:=SUM([.P16:.P30])" office:value-type="float" office:value="70">
            <text:p>70</text:p>
          </table:table-cell>
          <table:table-cell table:style-name="ce202" office:value-type="float" office:value="0">
            <text:p>0</text:p>
          </table:table-cell>
          <table:table-cell table:style-name="ce202" office:value-type="float" office:value="0">
            <text:p>0</text:p>
          </table:table-cell>
          <table:table-cell table:style-name="ce207" table:formula="of:=SUM([.S16:.S30])" office:value-type="float" office:value="416">
            <text:p>416</text:p>
          </table:table-cell>
          <table:table-cell table:style-name="ce209" table:formula="of:=SUM([.T16:.T30])" office:value-type="float" office:value="301">
            <text:p>301</text:p>
          </table:table-cell>
          <table:table-cell table:formula="of:=SUM([.U16:.U30])" office:value-type="float" office:value="265">
            <text:p>265</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Command_Execution.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Command_Executio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hannels_Command_Executio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44">
          <table:table-cell/>
          <table:table-cell table:style-name="ce163"/>
          <table:table-cell table:style-name="ce163" office:value-type="string">
            <text:p>Collaboration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ollaboration_Pane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Plan and Segment Bar</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Plan_and_Segment_Bar.B2:.B150];&quot;L0&quot;)" office:value-type="float" office:value="16">
            <text:p>16</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Plan_and_Segment_Bar.B2:.B150];&quot;L1&quot;)" office:value-type="float" office:value="10">
            <text:p>1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Plan_and_Segment_Bar.B2:.B150];&quot;L2&quot;)" office:value-type="float" office:value="3">
            <text:p>3</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Plan_and_Segment_Bar.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Plan_and_Segment_Bar.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Task and Flow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Task_and_Flow_Panel.B2:.B150];&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Task_and_Flow_Panel.B2:.B150];&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Task_and_Flow_Panel.B2:.B150];&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Task_and_Flow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Task_and_Flow_Panel.B2:.B150];&quot;L4&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Entitie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Entities.B2:.B300];&quot;L0&quot;)" office:value-type="float" office:value="19">
            <text:p>19</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Entities.B2:.B300];&quot;L1&quot;)" office:value-type="float" office:value="141">
            <text:p>141</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Entities.B2:.B300];&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Entiti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Entiti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Flow Map</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Flow_map.B2:.B300];&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Flow_map.B2:.B300];&quot;L1&quot;)" office:value-type="float" office:value="11">
            <text:p>1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Flow_map.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Flow_map.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Flow_map.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Sharing Guidelines for all Participants( Admin &amp; Planner )</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Sharing_Guidelines_fo_all_Participa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Assignments &amp; Commitment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Assignments_And_Commitme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Lock Functionlity</text:p>
          </table:table-cell>
          <table:table-cell table:style-name="ce163" table:number-columns-repeated="6"/>
          <table:table-cell table:number-columns-repeated="1015"/>
        </table:table-row>
        <table:table-row table:style-name="ro244">
          <table:table-cell table:number-columns-repeated="3"/>
          <table:table-cell table:style-name="ce148"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4</text:p>
          </table:table-cell>
          <table:table-cell table:style-name="ce170" table:formula="of:=COUNTIF([Lock_functionality.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My Information Sharing Guidelines ( User )</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My_Information_Sharing_Guidelines.B2:.B300];&quot;L0&quot;)" office:value-type="float" office:value="4">
            <text:p>4</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My_Information_Sharing_Guidelines.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My_Information_Sharing_Guidelines.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My_Information_Sharing_Guidelin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My_Information_Sharing_Guidelin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ssue Summary Report</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Issue_Summary_Report.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number-columns-repeated="8"/>
          <table:table-cell table:number-columns-repeated="1015"/>
        </table:table-row>
        <table:table-row table:style-name="ro62">
          <table:table-cell table:number-columns-repeated="3"/>
          <table:table-cell table:style-name="ce166" office:value-type="string">
            <text:p>Total </text:p>
          </table:table-cell>
          <table:table-cell table:style-name="ce172" table:formula="of:=SUM([.E6:.E94])" office:value-type="float" office:value="541">
            <text:p>541</text:p>
          </table:table-cell>
          <table:table-cell table:number-columns-repeated="1019"/>
        </table:table-row>
        <table:table-row table:style-name="ro62">
          <table:table-cell table:number-columns-repeated="3"/>
          <table:table-cell table:style-name="ce166"/>
          <table:table-cell table:style-name="ce172"/>
          <table:table-cell table:number-columns-repeated="1019"/>
        </table:table-row>
        <table:table-row table:style-name="ro62">
          <table:table-cell table:number-columns-repeated="3"/>
          <table:table-cell table:style-name="ce166" office:value-type="string">
            <text:p>L0</text:p>
          </table:table-cell>
          <table:table-cell table:style-name="ce172"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66" office:value-type="string">
            <text:p>L1</text:p>
          </table:table-cell>
          <table:table-cell table:style-name="ce172"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66" office:value-type="string">
            <text:p>L2</text:p>
          </table:table-cell>
          <table:table-cell table:style-name="ce172"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66"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66"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2"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46" table:default-cell-style-name="ce1"/>
        <table:table-column table:style-name="co9" table:default-cell-style-name="ce1"/>
        <table:table-column table:style-name="co147" table:default-cell-style-name="ce41"/>
        <table:table-column table:style-name="co11" table:default-cell-style-name="ce1"/>
        <table:table-column table:style-name="co148" table:default-cell-style-name="ce1"/>
        <table:table-column table:style-name="co149" table:default-cell-style-name="ce1"/>
        <table:table-column table:style-name="co1" table:default-cell-style-name="ce1"/>
        <table:table-column table:style-name="co169" table:default-cell-style-name="ce1"/>
        <table:table-column table:style-name="co15" table:default-cell-style-name="ce1"/>
        <table:table-column table:style-name="co170" table:default-cell-style-name="ce1"/>
        <table:table-column table:style-name="co171" table:visibility="collapse" table:default-cell-style-name="ce35"/>
        <table:table-column table:style-name="co172" table:visibility="collapse" table:default-cell-style-name="ce1"/>
        <table:table-column table:style-name="co173" table:visibility="collapse" table:default-cell-style-name="ce1"/>
        <table:table-column table:style-name="co170" table:visibility="collapse" table:default-cell-style-name="ce1"/>
        <table:table-column table:style-name="co1" table:visibility="collapse" table:default-cell-style-name="ce1"/>
        <table:table-column table:style-name="co174" table:default-cell-style-name="ce1"/>
        <table:table-column table:style-name="co175"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87"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23">
          <table:table-cell table:style-name="ce144" office:value-type="string">
            <text:p>CL001_LoginPage</text:p>
          </table:table-cell>
          <table:table-cell table:style-name="ce144" office:value-type="string">
            <text:p>L0</text:p>
          </table:table-cell>
          <table:table-cell table:style-name="ce144" office:value-type="string">
            <text:p>Channels Login Page Title</text:p>
          </table:table-cell>
          <table:table-cell table:style-name="ce144"/>
          <table:table-cell table:style-name="ce191" office:value-type="string">
            <text:p>1. Enter URL-http://afourtech.mind-alliance.com</text:p>
          </table:table-cell>
          <table:table-cell table:style-name="ce144"/>
          <table:table-cell table:style-name="ce144" office:value-type="string">
            <text:p>1. Verify that login page render with <text:s/>title "Channels Information Sharing Planning"</text:p>
          </table:table-cell>
          <table:table-cell table:style-name="ce144"/>
          <table:table-cell table:style-name="ce144" office:value-type="string">
            <text:p>PASS</text:p>
          </table:table-cell>
          <table:table-cell table:style-name="ce144" office:value-type="string">
            <text:p>YES</text:p>
          </table:table-cell>
          <table:table-cell table:style-name="ce144" office:value-type="string">
            <text:p>#63 , #65</text:p>
          </table:table-cell>
          <table:table-cell table:style-name="ce144"/>
          <table:table-cell table:style-name="ce144"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177" table:number-columns-repeated="2"/>
        </table:table-row>
        <table:table-row table:style-name="ro124">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3"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25">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3">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4">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145"/>
          <table:table-cell office:value-type="string">
            <text:p>1. Enter URL-http://afourtech.mind-alliance.com</text:p>
            <text:p>2. Click on 'I forgot my user id or my password' Link</text:p>
          </table:table-cell>
          <table:table-cell table:style-name="ce145"/>
          <table:table-cell table:style-name="ce35" office:value-type="string">
            <text:p>1. Verify that new page is displayed to user with title 'Channels New password request'</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145"/>
          <table:table-cell office:value-type="string">
            <text:p>1. Enter URL-http://afourtech.mind-alliance.com</text:p>
            <text:p>2. Click on 'I forgot my user id or my password' Link</text:p>
            <text:p>3. Enter valid user id 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145"/>
          <table:table-cell office:value-type="string">
            <text:p>1. Enter URL-http://afourtech.mind-alliance.com</text:p>
            <text:p>2. Click on 'I forgot my user id or my password' Link</text:p>
            <text:p>3. Enter valid email id <text:s/>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145"/>
          <table:table-cell office:value-type="string">
            <text:p>1. Enter URL-http://afourtech.mind-alliance.com</text:p>
            <text:p>2. Click on 'I forgot my user id or my password' Link</text:p>
            <text:p>3. Enter invalid user id <text:s/>and press 'Request new password' button</text:p>
          </table:table-cell>
          <table:table-cell table:style-name="ce145"/>
          <table:table-cell table:style-name="ce35" office:value-type="string">
            <text:p>1.Verify that error message is displayed to the user as 'Unrecognized user name'</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145"/>
          <table:table-cell office:value-type="string">
            <text:p>1. Enter URL-http://afourtech.mind-alliance.com</text:p>
            <text:p>2. Click on 'I forgot my user id or my password' Link</text:p>
            <text:p>3. Enter invalid email id <text:s/>and press 'Request new password' button</text:p>
          </table:table-cell>
          <table:table-cell table:style-name="ce145"/>
          <table:table-cell table:style-name="ce35" office:value-type="string">
            <text:p>1.Verify that error message is displayed to the user as 'Unrecognized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145"/>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45"/>
          <table:table-cell table:style-name="ce35" office:value-type="string">
            <text:p>1.Verify that error message is displayed to the user as 'Provide a user name or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195"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145"/>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45"/>
          <table:table-cell table:style-name="ce35"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7">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195"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48">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62" table:number-rows-repeated="46">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24">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65425">
          <table:table-cell table:number-columns-repeated="1024"/>
        </table:table-row>
        <table:table-row table:style-name="ro62">
          <table:table-cell table:number-columns-repeated="1024"/>
        </table:table-row>
      </table:table>
      <table:table table:name="Home_Page" table:style-name="ta1">
        <table:table-column table:style-name="co176" table:default-cell-style-name="ce35"/>
        <table:table-column table:style-name="co6" table:default-cell-style-name="ce35"/>
        <table:table-column table:style-name="co180" table:default-cell-style-name="ce1"/>
        <table:table-column table:style-name="co26" table:default-cell-style-name="ce35"/>
        <table:table-column table:style-name="co27" table:default-cell-style-name="ce35"/>
        <table:table-column table:style-name="co28" table:default-cell-style-name="ce35"/>
        <table:table-column table:style-name="co181" table:default-cell-style-name="ce35"/>
        <table:table-column table:style-name="co182" table:default-cell-style-name="ce35"/>
        <table:table-column table:style-name="co26" table:number-columns-repeated="3" table:default-cell-style-name="ce35"/>
        <table:table-column table:style-name="co187" table:default-cell-style-name="ce35"/>
        <table:table-column table:style-name="co26" table:visibility="collapse" table:default-cell-style-name="ce35"/>
        <table:table-column table:style-name="co188"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0">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2">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3">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4">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5">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10_SendFeedBack</text:p>
          </table:table-cell>
          <table:table-cell table:style-name="ce145"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11_SendFeedbackQuestion</text:p>
          </table:table-cell>
          <table:table-cell table:style-name="ce145" office:value-type="string">
            <text:p>L0</text:p>
          </table:table-cell>
          <table:table-cell table:style-name="ce35" office:value-type="string">
            <text:p>Sending feedback “As a question without urgent flag”</text:p>
          </table:table-cell>
          <table:table-cell table:style-name="ce145"/>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45"/>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45"/>
          <table:table-cell office:value-type="string">
            <text:p>PASS</text:p>
          </table:table-cell>
          <table:table-cell table:style-name="ce217"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63">
          <table:table-cell office:value-type="string">
            <text:p>HP012_SendFeedbackProblem</text:p>
          </table:table-cell>
          <table:table-cell table:style-name="ce145" office:value-type="string">
            <text:p>L0</text:p>
          </table:table-cell>
          <table:table-cell table:style-name="ce35" office:value-type="string">
            <text:p>Sending feedback “ As a problem without urgent flag”</text:p>
          </table:table-cell>
          <table:table-cell table:style-name="ce145"/>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45"/>
          <table:table-cell office:value-type="string">
            <text:p>1. Verify that feedback can be sent to the email address as a problem</text:p>
            <text:p>2. Verify that the sent email consist of Date , Time &amp; Name of Plan</text:p>
          </table:table-cell>
          <table:table-cell table:style-name="ce145"/>
          <table:table-cell office:value-type="string">
            <text:p>PASS</text:p>
          </table:table-cell>
          <table:table-cell table:style-name="ce217"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13_SendFeedbackSuggestion</text:p>
          </table:table-cell>
          <table:table-cell table:style-name="ce145" office:value-type="string">
            <text:p>L0</text:p>
          </table:table-cell>
          <table:table-cell table:style-name="ce35" office:value-type="string">
            <text:p>Sending feedback “ As a suggestion without urgent flag”</text:p>
          </table:table-cell>
          <table:table-cell table:style-name="ce145"/>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45"/>
          <table:table-cell office:value-type="string">
            <text:p>1. Verify that feedback can be sent to the email address as a suggestion</text:p>
            <text:p>2. Verify that the sent email consist of Date , Time &amp; Name of Plan</text:p>
          </table:table-cell>
          <table:table-cell table:style-name="ce145"/>
          <table:table-cell office:value-type="string">
            <text:p>PASS</text:p>
          </table:table-cell>
          <table:table-cell table:style-name="ce217"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14_SendFeedbackQuestionasUrgent</text:p>
          </table:table-cell>
          <table:table-cell table:style-name="ce145" office:value-type="string">
            <text:p>L0</text:p>
          </table:table-cell>
          <table:table-cell table:style-name="ce35" office:value-type="string">
            <text:p>Sending feedback “ As a question with urgent flag”</text:p>
          </table:table-cell>
          <table:table-cell table:style-name="ce145"/>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question with 'urgent' flag</text:p>
            <text:p>2. Verify that the sent email consist of Date , Time &amp; Name of Plan</text:p>
          </table:table-cell>
          <table:table-cell table:style-name="ce145"/>
          <table:table-cell office:value-type="string">
            <text:p>PASS</text:p>
          </table:table-cell>
          <table:table-cell table:style-name="ce217"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15_SendFeedbackProblemasUrgent</text:p>
          </table:table-cell>
          <table:table-cell table:style-name="ce145" office:value-type="string">
            <text:p>L0</text:p>
          </table:table-cell>
          <table:table-cell table:style-name="ce35" office:value-type="string">
            <text:p>Sending feedback <text:s/>“ As a problem with urgent flag”</text:p>
          </table:table-cell>
          <table:table-cell table:style-name="ce145"/>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problem with 'urgent' flag</text:p>
            <text:p>2. Verify that the sent email consist of Date , Time &amp; Name of Plan</text:p>
          </table:table-cell>
          <table:table-cell table:style-name="ce145"/>
          <table:table-cell office:value-type="string">
            <text:p>PASS</text:p>
          </table:table-cell>
          <table:table-cell table:style-name="ce217"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6">
          <table:table-cell office:value-type="string">
            <text:p>HP016_SendFeedbackSuggestionasUrgent</text:p>
          </table:table-cell>
          <table:table-cell table:style-name="ce145" office:value-type="string">
            <text:p>L0</text:p>
          </table:table-cell>
          <table:table-cell table:style-name="ce35" office:value-type="string">
            <text:p>Sending feedback “ As a suggestion with urgent flag”</text:p>
          </table:table-cell>
          <table:table-cell table:style-name="ce145"/>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suggestion with 'urgent' flag</text:p>
            <text:p>2. Verify that the sent email consist of Date , Time &amp; Name of Plan</text:p>
          </table:table-cell>
          <table:table-cell table:style-name="ce145"/>
          <table:table-cell office:value-type="string">
            <text:p>PASS</text:p>
          </table:table-cell>
          <table:table-cell table:style-name="ce217"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6">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48">
          <table:table-cell table:style-name="ce51" office:value-type="string">
            <text:p>HP018_CancelFeedback</text:p>
          </table:table-cell>
          <table:table-cell table:style-name="ce212"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218"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77">
          <table:table-cell office:value-type="string">
            <text:p>HP019_MessageTab</text:p>
          </table:table-cell>
          <table:table-cell table:style-name="ce213"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1">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2">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4">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145"/>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5">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145"/>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215"/>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64">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215"/>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76">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17">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46"/></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8">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145"/>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9">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145"/>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6">
          <table:table-cell table:style-name="ce34" office:value-type="string">
            <text:p>HP056</text:p>
          </table:table-cell>
          <table:table-cell table:style-name="ce34" office:value-type="string">
            <text:p>L2</text:p>
          </table:table-cell>
          <table:table-cell table:style-name="ce214" office:value-type="string">
            <text:p>Current Password field accepts new password and logins with that current password in social panel</text:p>
          </table:table-cell>
          <table:table-cell table:style-name="ce34"/>
          <table:table-cell table:style-name="ce195"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16"/>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200" office:value-type="string">
            <text:p>HP057</text:p>
          </table:table-cell>
          <table:table-cell table:style-name="ce200" office:value-type="string">
            <text:p>L0</text:p>
          </table:table-cell>
          <table:table-cell table:style-name="ce200" office:value-type="string">
            <text:p>Information Needs of All Participants' Link</text:p>
          </table:table-cell>
          <table:table-cell table:style-name="ce200"/>
          <table:table-cell table:style-name="ce200" office:value-type="string">
            <text:p>1. Login to channels with valid credentials</text:p>
            <text:p>2. Click on 'Information Needs of All Participants' Link</text:p>
          </table:table-cell>
          <table:table-cell table:style-name="ce200"/>
          <table:table-cell table:style-name="ce20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200"/>
          <table:table-cell table:style-name="ce200" office:value-type="string">
            <text:p>PASS</text:p>
          </table:table-cell>
          <table:table-cell table:style-name="ce200" office:value-type="string">
            <text:p>NO</text:p>
          </table:table-cell>
          <table:table-cell table:style-name="ce200" table:number-columns-repeated="7"/>
          <table:table-cell table:style-name="ce132"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219"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9">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0">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7">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6"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92"/>
          <table:table-cell table:style-name="ce1" table:number-columns-repeated="14"/>
          <table:table-cell table:number-columns-repeated="1005"/>
        </table:table-row>
        <table:table-row table:style-name="ro62">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92"/>
          <table:table-cell table:style-name="ce1" table:number-columns-repeated="14"/>
          <table:table-cell table:number-columns-repeated="1005"/>
        </table:table-row>
        <table:table-row table:style-name="ro62">
          <table:table-cell office:value-type="string">
            <text:p>TFP096</text:p>
          </table:table-cell>
          <table:table-cell/>
          <table:table-cell table:style-name="ce1" office:value-type="string">
            <text:p>Simple Form of info Receive</text:p>
          </table:table-cell>
          <table:table-cell table:number-columns-repeated="1021"/>
        </table:table-row>
        <table:table-row table:style-name="ro62">
          <table:table-cell office:value-type="string">
            <text:p>TFP097</text:p>
          </table:table-cell>
          <table:table-cell/>
          <table:table-cell table:style-name="ce1" office:value-type="string">
            <text:p>Advance Form of info Receive</text:p>
          </table:table-cell>
          <table:table-cell table:number-columns-repeated="1021"/>
        </table:table-row>
        <table:table-row table:style-name="ro62">
          <table:table-cell table:number-columns-repeated="2"/>
          <table:table-cell table:style-name="ce1" office:value-type="string">
            <text:p>Simple Form of info Send</text:p>
          </table:table-cell>
          <table:table-cell table:number-columns-repeated="1021"/>
        </table:table-row>
        <table:table-row table:style-name="ro62">
          <table:table-cell table:number-columns-repeated="2"/>
          <table:table-cell table:style-name="ce1" office:value-type="string">
            <text:p>Advance Form of info Send</text:p>
          </table:table-cell>
          <table:table-cell table:number-columns-repeated="1021"/>
        </table:table-row>
        <table:table-row table:style-name="ro62" table:number-rows-repeated="65435">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2">09/12/2011</text:date>, <text:time>12:51:1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2T12:51:10.94</dc:date>
    <meta:editing-cycles>2376</meta:editing-cycles>
    <meta:editing-duration>PT152H57M39S</meta:editing-duration>
    <meta:document-statistic meta:table-count="18" meta:cell-count="8318" meta:object-count="0"/>
  </office:meta>
</office:document-meta>
</file>